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Gras Italique" style:font-family-generic="swiss" style:font-pitch="variable"/>
    <style:font-face style:name="Verdana3" svg:font-family="Verdana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font-style="italic" officeooo:rsid="0004ad6e" officeooo:paragraph-rsid="0004ad6e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font-style="italic" officeooo:rsid="0016e886" officeooo:paragraph-rsid="0016e886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fo:font-style="italic" officeooo:rsid="000723d0" officeooo:paragraph-rsid="0016e886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d2697" officeooo:paragraph-rsid="000d2697" style:font-size-asian="8.75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ee699" officeooo:paragraph-rsid="000ee699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ee699" officeooo:paragraph-rsid="00102fcf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723d0" officeooo:paragraph-rsid="00195b42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4ad6e" officeooo:paragraph-rsid="000d2697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fo:font-style="italic" style:text-underline-style="solid" style:text-underline-width="auto" style:text-underline-color="font-color" fo:font-weight="normal" officeooo:rsid="0016e886" officeooo:paragraph-rsid="001960d6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0pt" fo:font-style="italic" style:text-underline-style="solid" style:text-underline-width="auto" style:text-underline-color="font-color" fo:font-weight="normal" officeooo:rsid="0016e886" officeooo:paragraph-rsid="00195b42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fo:font-style="italic" style:text-underline-style="none" fo:font-weight="normal" officeooo:rsid="001960d6" officeooo:paragraph-rsid="001960d6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rsid="000723d0" officeooo:paragraph-rsid="000723d0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2pt" fo:font-style="normal" style:text-underline-style="solid" style:text-underline-width="auto" style:text-underline-color="font-color" fo:font-weight="normal" officeooo:rsid="00091593" officeooo:paragraph-rsid="001960d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2pt" fo:font-style="normal" fo:font-weight="normal" officeooo:rsid="000d2697" officeooo:paragraph-rsid="000ee69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2pt" fo:font-style="normal" fo:font-weight="normal" officeooo:rsid="000d2697" officeooo:paragraph-rsid="000f746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2pt" fo:font-style="normal" fo:font-weight="normal" officeooo:rsid="000723d0" officeooo:paragraph-rsid="0011957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12pt" fo:font-style="normal" officeooo:rsid="00091593" officeooo:paragraph-rsid="00091593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Verdana" fo:font-size="12pt" fo:font-style="normal" officeooo:rsid="000723d0" officeooo:paragraph-rsid="0016e886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12pt" fo:font-style="normal" officeooo:rsid="0004ad6e" officeooo:paragraph-rsid="0004ad6e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Verdana" fo:font-size="12pt" fo:font-style="normal" officeooo:rsid="0004ad6e" officeooo:paragraph-rsid="001d25fe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91593" officeooo:paragraph-rsid="00091593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91593" officeooo:paragraph-rsid="001960d6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4ad6e" officeooo:paragraph-rsid="0004ad6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4ad6e" officeooo:paragraph-rsid="001d25fe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d2697" officeooo:paragraph-rsid="000f7461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Verdana" fo:font-size="16pt" fo:font-style="normal" fo:font-weight="bold" officeooo:rsid="00091593" officeooo:paragraph-rsid="00091593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22pt" style:text-underline-style="none" fo:font-weight="normal" officeooo:rsid="00069da6" officeooo:paragraph-rsid="00069da6" style:font-size-asian="22pt" style:font-weight-asian="normal" style:font-size-complex="22pt" style:font-weight-complex="normal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6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Heading_20_5">
      <style:text-properties officeooo:paragraph-rsid="0020ceb4"/>
    </style:style>
    <style:style style:name="T1" style:family="text">
      <style:text-properties officeooo:rsid="000723d0"/>
    </style:style>
    <style:style style:name="T2" style:family="text">
      <style:text-properties officeooo:rsid="00091593"/>
    </style:style>
    <style:style style:name="T3" style:family="text">
      <style:text-properties officeooo:rsid="000af885"/>
    </style:style>
    <style:style style:name="T4" style:family="text">
      <style:text-properties officeooo:rsid="000cd5b7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4ad6e"/>
    </style:style>
    <style:style style:name="T7" style:family="text">
      <style:text-properties style:text-underline-style="none" officeooo:rsid="000cd5b7"/>
    </style:style>
    <style:style style:name="T8" style:family="text">
      <style:text-properties style:text-underline-style="none" officeooo:rsid="00091593"/>
    </style:style>
    <style:style style:name="T9" style:family="text">
      <style:text-properties style:text-underline-style="none" officeooo:rsid="0016e886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cd5b7" style:font-weight-asian="normal" style:font-weight-complex="normal"/>
    </style:style>
    <style:style style:name="T12" style:family="text">
      <style:text-properties style:text-underline-style="none" fo:font-weight="normal" officeooo:rsid="0016e886" style:font-weight-asian="normal" style:font-weight-complex="normal"/>
    </style:style>
    <style:style style:name="T13" style:family="text">
      <style:text-properties style:text-underline-style="none" fo:font-weight="normal" officeooo:rsid="00091593" style:font-weight-asian="normal" style:font-weight-complex="normal"/>
    </style:style>
    <style:style style:name="T14" style:family="text">
      <style:text-properties style:text-underline-style="none" fo:font-weight="normal" officeooo:rsid="0017dc1c" style:font-weight-asian="normal" style:font-weight-complex="normal"/>
    </style:style>
    <style:style style:name="T15" style:family="text">
      <style:text-properties style:text-underline-style="none" officeooo:rsid="0017dc1c"/>
    </style:style>
    <style:style style:name="T16" style:family="text">
      <style:text-properties style:text-underline-style="none" officeooo:rsid="001960d6"/>
    </style:style>
    <style:style style:name="T17" style:family="text">
      <style:text-properties style:text-underline-style="none" officeooo:rsid="001a3c47"/>
    </style:style>
    <style:style style:name="T18" style:family="text">
      <style:text-properties style:text-underline-style="none" officeooo:rsid="001fd783"/>
    </style:style>
    <style:style style:name="T19" style:family="text">
      <style:text-properties style:text-underline-style="none" officeooo:rsid="00204858"/>
    </style:style>
    <style:style style:name="T20" style:family="text">
      <style:text-properties officeooo:rsid="000ee699"/>
    </style:style>
    <style:style style:name="T21" style:family="text">
      <style:text-properties officeooo:rsid="000f7461"/>
    </style:style>
    <style:style style:name="T22" style:family="text">
      <style:text-properties officeooo:rsid="00102fcf"/>
    </style:style>
    <style:style style:name="T23" style:family="text">
      <style:text-properties officeooo:rsid="00148002"/>
    </style:style>
    <style:style style:name="T24" style:family="text">
      <style:text-properties officeooo:rsid="0015ad8b"/>
    </style:style>
    <style:style style:name="T25" style:family="text">
      <style:text-properties officeooo:rsid="0016e886"/>
    </style:style>
    <style:style style:name="T26" style:family="text">
      <style:text-properties officeooo:rsid="0017dc1c"/>
    </style:style>
    <style:style style:name="T27" style:family="text">
      <style:text-properties officeooo:rsid="00195b42"/>
    </style:style>
    <style:style style:name="T28" style:family="text">
      <style:text-properties officeooo:rsid="001960d6"/>
    </style:style>
    <style:style style:name="T29" style:family="text">
      <style:text-properties officeooo:rsid="001a3c47"/>
    </style:style>
    <style:style style:name="T30" style:family="text">
      <style:text-properties officeooo:rsid="001c0490"/>
    </style:style>
    <style:style style:name="T31" style:family="text">
      <style:text-properties officeooo:rsid="001d25fe"/>
    </style:style>
    <style:style style:name="T32" style:family="text">
      <style:text-properties officeooo:rsid="001e5f8f"/>
    </style:style>
    <style:style style:name="T33" style:family="text">
      <style:text-properties officeooo:rsid="00204858"/>
    </style:style>
    <style:style style:name="T34" style:family="text">
      <style:text-properties officeooo:rsid="0020ceb4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<text:span text:style-name="T4">ote</text:span></text:p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"><text:a xlink:type="simple" xlink:href="#__RefHeading___Toc369_2519710810" text:style-name="Index_20_Link" text:visited-style-name="Index_20_Link">I : Objectif<text:tab/>1</text:a></text:p>
          <text:p text:style-name="P3"><text:a xlink:type="simple" xlink:href="#__RefHeading___Toc396_2519710810" text:style-name="Index_20_Link" text:visited-style-name="Index_20_Link">I.A : Note<text:tab/>1</text:a></text:p>
          <text:p text:style-name="P4"><text:a xlink:type="simple" xlink:href="#__RefHeading___Toc398_2519710810" text:style-name="Index_20_Link" text:visited-style-name="Index_20_Link">I.B.1 : Principe<text:tab/>1</text:a></text:p>
          <text:p text:style-name="P35"><text:a xlink:type="simple" xlink:href="#__RefHeading___Toc2060_3649790915" text:style-name="Index_20_Link" text:visited-style-name="Index_20_Link">I.B.1.a : marqué les modifications<text:tab/>1</text:a></text:p>
          <text:p text:style-name="P2"><text:a xlink:type="simple" xlink:href="#__RefHeading___Toc2064_3649790915" text:style-name="Index_20_Link" text:visited-style-name="Index_20_Link">II : Refus<text:tab/>1</text:a></text:p>
          <text:p text:style-name="P2"><text:a xlink:type="simple" xlink:href="#__RefHeading___Toc2066_3649790915" text:style-name="Index_20_Link" text:visited-style-name="Index_20_Link">III : En Cours<text:tab/>1</text:a></text:p>
          <text:p text:style-name="P3"><text:a xlink:type="simple" xlink:href="#__RefHeading___Toc2068_3649790915" text:style-name="Index_20_Link" text:visited-style-name="Index_20_Link">III.A : Bases Données<text:tab/>1</text:a></text:p>
          <text:p text:style-name="P4"><text:a xlink:type="simple" xlink:href="#__RefHeading___Toc2070_3649790915" text:style-name="Index_20_Link" text:visited-style-name="Index_20_Link">III.A.1 : Organiser :<text:tab/>1</text:a></text:p>
          <text:p text:style-name="P2"><text:a xlink:type="simple" xlink:href="#__RefHeading___Toc2516_3649790915" text:style-name="Index_20_Link" text:visited-style-name="Index_20_Link">IV : Modifications<text:tab/>2</text:a></text:p>
        </text:index-body>
      </text:table-of-content>
      <text:p text:style-name="P16"/>
      <text:h text:style-name="Heading_20_1" text:outline-level="1"><text:bookmark-start text:name="__RefHeading___Toc369_2519710810"/><text:span text:style-name="T2">I </text:span><text:span text:style-name="T1">: </text:span><text:span text:style-name="T32">Objectif</text:span><text:bookmark-end text:name="__RefHeading___Toc369_2519710810"/></text:h>
      <text:h text:style-name="Heading_20_2" text:outline-level="2"><text:bookmark-start text:name="__RefHeading___Toc396_2519710810"/>I.<text:span text:style-name="T30">A</text:span> : Note<text:bookmark-end text:name="__RefHeading___Toc396_2519710810"/></text:h>
      <text:h text:style-name="Heading_20_3" text:outline-level="3"><text:bookmark-start text:name="__RefHeading___Toc398_2519710810"/>I.B.1 : Principe<text:bookmark-end text:name="__RefHeading___Toc398_2519710810"/></text:h>
      <text:h text:style-name="Heading_20_4" text:outline-level="4"><text:bookmark-start text:name="__RefHeading___Toc2060_3649790915"/>I.B.1.a : marqué les modifications<text:bookmark-end text:name="__RefHeading___Toc2060_3649790915"/></text:h>
      <text:h text:style-name="Heading_20_5" text:outline-level="5"><text:bookmark-start text:name="__RefHeading___Toc2062_3649790915"/>I.B.1.a.i : pour ne pas le refaire<text:bookmark-end text:name="__RefHeading___Toc2062_3649790915"/></text:h>
      <text:h text:style-name="P37" text:outline-level="5"><text:bookmark-start text:name="__RefHeading___Toc2062_36497909151"/>I.B.1.a.i<text:span text:style-name="T34">i</text:span> : <text:span text:style-name="T34">avoir un historique</text:span><text:bookmark-end text:name="__RefHeading___Toc2062_36497909151"/></text:h>
      <text:p text:style-name="P30"><text:span text:style-name="T4">I.</text:span><text:span text:style-name="T30">B</text:span> : <text:span text:style-name="T23">Program</text:span><text:span text:style-name="T34">m</text:span><text:span text:style-name="T23">e</text:span></text:p>
      <text:p text:style-name="P25"><text:span text:style-name="T4">I.A.</text:span>1 : <text:span text:style-name="T23">Principe</text:span></text:p>
      <text:p text:style-name="P21"><text:span text:style-name="T11">I.A.1.</text:span><text:span text:style-name="T12">a</text:span><text:span text:style-name="T10"> : </text:span><text:span text:style-name="T12">P</text:span><text:span text:style-name="T1">rix fixe.</text:span></text:p>
      <text:p text:style-name="P6"><text:span text:style-name="T1">I.</text:span>A.1.a.i : <text:span text:style-name="T1">Le bute du programme est d’e</text:span>n<text:span text:style-name="T1"> construire </text:span>une économie<text:span text:style-name="T1"> </text:span>stable</text:p>
      <text:p text:style-name="P6">I.A.1.a.ii : Le pris est déterminé par les caractéristique du produit</text:p>
      <text:p text:style-name="P22"><text:span text:style-name="T11">I.A.</text:span><text:span text:style-name="T14">1.b</text:span><text:span text:style-name="T13"> : </text:span><text:span text:style-name="T12">État</text:span></text:p>
      <text:p text:style-name="P7"><text:span text:style-name="T25">I.A.</text:span><text:span text:style-name="T26">1.b</text:span><text:span text:style-name="T25">.i : il est donc</text:span> interventionniste <text:span text:style-name="T25">sans</text:span> <text:span text:style-name="T25">être nécessairement</text:span> socialiste.</text:p>
      <text:p text:style-name="P20"><text:span text:style-name="T7">I.A.</text:span><text:span text:style-name="T15">1.c</text:span><text:span text:style-name="T8"> : </text:span><text:span text:style-name="T15">J</text:span>eux <text:span text:style-name="T26">V</text:span>idéo.</text:p>
      <text:p text:style-name="P11"><text:span text:style-name="T25">I.A.</text:span><text:span text:style-name="T26">1.c</text:span><text:span text:style-name="T25">.i : Pour faciliter les début nous </text:span><text:span text:style-name="T26">le</text:span><text:span text:style-name="T25"> considérions </text:span><text:span text:style-name="T27">comme</text:span></text:p>
      <text:p text:style-name="P26"><text:span text:style-name="T4">I.A.</text:span><text:span text:style-name="T28">2</text:span> : <text:span text:style-name="T28">R</text:span><text:span text:style-name="T29">é</text:span><text:span text:style-name="T28">si</text:span><text:span text:style-name="T29">s</text:span><text:span text:style-name="T28">tance</text:span></text:p>
      <text:p text:style-name="P17"><text:span text:style-name="T7">I.A.</text:span><text:span text:style-name="T16">2</text:span><text:span text:style-name="T7">.</text:span><text:span text:style-name="T9">a</text:span><text:span text:style-name="T5"> : </text:span><text:span text:style-name="T16">Économie</text:span></text:p>
      <text:p text:style-name="P14"><text:span text:style-name="T5">I.A.1.a.i : </text:span><text:span text:style-name="T19">quel sont les </text:span><text:span text:style-name="T18">politique économique </text:span><text:span text:style-name="T19">que peut mener l’État et leur effet</text:span></text:p>
      <text:p text:style-name="P15">I.A.1.a.ii : <text:span text:style-name="T33">confronter à une économie </text:span>externe <text:span text:style-name="T33">suivant l’offre et la demande</text:span></text:p>
      <text:p text:style-name="P17"><text:span text:style-name="T7">I.A.</text:span><text:span text:style-name="T16">2</text:span><text:span text:style-name="T7">.</text:span><text:span text:style-name="T16">b : Intelligence</text:span></text:p>
      <text:p text:style-name="P15">I.A.1.a.i : IA</text:p>
      <text:p text:style-name="P13"><text:span text:style-name="T16">I.A.1.a.ii : public seule (</text:span><text:span text:style-name="T17">RPG</text:span><text:span text:style-name="T16">)</text:span></text:p>
      <text:p text:style-name="P13"><text:span text:style-name="T16">I.A.1.a.iii : public en multi (</text:span><text:span text:style-name="T17">MMO</text:span><text:span text:style-name="T16">)</text:span></text:p>
      <text:h text:style-name="Heading_20_1" text:outline-level="1"><text:bookmark-start text:name="__RefHeading___Toc2064_3649790915"/><text:span text:style-name="T2">II :</text:span><text:span text:style-name="T1"> </text:span>Re<text:span text:style-name="T4">fus</text:span><text:bookmark-end text:name="__RefHeading___Toc2064_3649790915"/></text:h>
      <text:h text:style-name="Heading_20_1" text:outline-level="1"><text:bookmark-start text:name="__RefHeading___Toc2066_3649790915"/><text:span text:style-name="T2">II</text:span><text:span text:style-name="T3">I : </text:span>E<text:span text:style-name="T4">n</text:span> C<text:span text:style-name="T4">ours</text:span><text:bookmark-end text:name="__RefHeading___Toc2066_3649790915"/></text:h>
      <text:h text:style-name="Heading_20_2" text:outline-level="2"><text:bookmark-start text:name="__RefHeading___Toc2068_3649790915"/>III.A : B<text:span text:style-name="T6">ases </text:span><text:span text:style-name="T5">D</text:span><text:span text:style-name="T6">onnées</text:span><text:bookmark-end text:name="__RefHeading___Toc2068_3649790915"/></text:h>
      <text:h text:style-name="Heading_20_3" text:outline-level="3"><text:bookmark-start text:name="__RefHeading___Toc2070_3649790915"/><text:span text:style-name="T4">III.A.</text:span><text:span text:style-name="T2">1 : </text:span><text:span text:style-name="T31">Organiser</text:span> :<text:bookmark-end text:name="__RefHeading___Toc2070_3649790915"/></text:h>
      <text:p text:style-name="P27"><text:span text:style-name="T4">III.A.</text:span><text:span text:style-name="T2">1.</text:span><text:span text:style-name="T31">a</text:span><text:span text:style-name="T2"> : </text:span>Ordre des colonnes :</text:p>
      <text:p text:style-name="P23"><text:span text:style-name="T4">III.A.1.</text:span><text:span text:style-name="T1">a.</text:span><text:span text:style-name="T31">i</text:span><text:span text:style-name="T1"> :</text:span> date <text:span text:style-name="T1">de mise à jour</text:span></text:p>
      <text:p text:style-name="P24"><text:span text:style-name="T4">III.A.1.</text:span><text:span text:style-name="T31">a</text:span><text:span text:style-name="T1">.</text:span><text:span text:style-name="T31">ii</text:span><text:span text:style-name="T1"> :</text:span> texte</text:p>
      <text:p text:style-name="P24"><text:span text:style-name="T4">III.A.1.</text:span><text:span text:style-name="T31">a</text:span><text:span text:style-name="T1">.</text:span><text:span text:style-name="T31">iii</text:span><text:span text:style-name="T1"> :</text:span> variable manuel</text:p>
      <text:p text:style-name="P24"><text:span text:style-name="T4">III.A.1.</text:span><text:span text:style-name="T31">a</text:span><text:span text:style-name="T1">.</text:span><text:span text:style-name="T31">iv</text:span><text:span text:style-name="T1"> :</text:span> variable automatique</text:p>
      <text:p text:style-name="P5"><text:tab/>par ordre de calcule, donc la dernier colonne (la plus à droite) est la dernier <text:soft-page-break/>calculer</text:p>
      <text:p text:style-name="P28"><text:span text:style-name="T4">III.A.</text:span><text:span text:style-name="T31">2</text:span><text:span text:style-name="T2"> : </text:span><text:span text:style-name="T31">Mise à Jour</text:span> :</text:p>
      <text:p text:style-name="P28"/>
      <text:h text:style-name="Heading_20_1" text:outline-level="1"><text:bookmark-start text:name="__RefHeading___Toc2516_3649790915"/>IV : Modifications<text:bookmark-end text:name="__RefHeading___Toc2516_3649790915"/></text:h>
      <text:p text:style-name="P29"><text:span text:style-name="T21">IV.1 : </text:span>2023-11-18</text:p>
      <text:p text:style-name="P19"><text:span text:style-name="T21">IV.1.a : </text:span>création de la fonction RMPLC dans FRML</text:p>
      <text:p text:style-name="P8"><text:span text:style-name="T21">IV.1.a.i : </text:span>pour réduire la place du code, comme sont <text:span text:style-name="T24">ancêtre</text:span> intervenait 10 <text:span text:style-name="T29">fois</text:span></text:p>
      <text:p text:style-name="P12"><text:span text:style-name="T4">I</text:span><text:span text:style-name="T23">V</text:span><text:span text:style-name="T4">.1.</text:span><text:span text:style-name="T23">b</text:span><text:span text:style-name="T4">.i</text:span><text:span text:style-name="T23">ii</text:span><text:span text:style-name="T4"> :</text:span> <text:span text:style-name="T23">permet de ne plus écrire le nom des colonnes</text:span></text:p>
      <text:p text:style-name="P18"><text:span text:style-name="T21">IV.1.b</text:span> : <text:span text:style-name="T20">modification de l’ordre des colonnes des base de donné</text:span></text:p>
      <text:p text:style-name="P9"><text:span text:style-name="T21">IV.1.b.</text:span><text:span text:style-name="T22">i : </text:span>suite a la création de RMPLC</text:p>
      <text:p text:style-name="P10"><text:span text:style-name="T21">IV.1.b.</text:span><text:span text:style-name="T22">ii : permet de séparer les variable manuel et automatiq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Gras Italique" style:font-family-generic="swiss" style:font-pitch="variable"/>
    <style:font-face style:name="Verdana3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Verdana1" fo:font-family="Verdana" style:font-style-name="Gras" style:font-family-generic="swiss" style:font-pitch="variable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Verdana1" fo:font-family="Verdana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Verdana2" fo:font-family="Verdana" style:font-style-name="Gras Italique" style:font-family-generic="swiss" style:font-pitch="variable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style:font-name="Verdana3" fo:font-family="Verdana" style:font-style-name="Normal" style:font-family-generic="swiss" style:font-pitch="variable" fo:font-size="16pt" fo:font-style="normal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style:contextual-spacing="false"/>
      <style:text-properties style:font-name="Verdana3" fo:font-family="Verdana" style:font-style-name="Normal" style:font-family-generic="swiss" style:font-pitch="variable" fo:font-size="12pt" fo:font-weight="normal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footer>
        <text:p text:style-name="MP1"><text:date style:data-style-name="N37" text:date-value="2023-11-18T19:06:10.166000188" text:fixed="true">18/11/23</text:date><text:s/><text:time style:data-style-name="N61" text:time-value="2023-11-18T19:06:19.938000091" text:fixed="true">19:06:19</text:time><text:tab/><text:file-name text:display="name">Note</text:file-name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7T16:41:26.932000000</dc:date>
    <dc:creator>Wilfried Richard</dc:creator>
    <meta:editing-duration>PT2H16M17S</meta:editing-duration>
    <meta:editing-cycles>26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54" meta:word-count="316" meta:character-count="1741" meta:non-whitespace-character-count="1478"/>
  </office:meta>
</office:document-meta>
</file>